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7*"/>
    </style:style>
    <style:style style:name="Table1.B" style:family="table-column">
      <style:table-column-properties style:column-width="15.933cm" style:rel-column-width="54958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style:font-name-asian="Times New Roman1" style:font-name-complex="Times New Roman1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tyle="italic" style:font-name-asian="Times New Roman1" style:font-style-asian="italic" style:font-name-complex="Times New Roman1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9cm" draw:z-index="0"><draw:image xlink:href="../../odt/images/100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орт вход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6">C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0.981cm" draw:z-index="1"><draw:image xlink:href="../../odt/images/100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<text:span text:style-name="T1">лок используется внутри </text:span><text:span text:style-name="T2">Субмодели</text:span><text:span text:style-name="T1"> и определяет наличие у неё входного порта. Служит для со</text:span>единения внешней части схемы со схемой, находящейся внутри <text:span text:style-name="T4">Субмодели</text:span>.</text:p>
            <text:p text:style-name="P4">Блок организует:</text:p>
            <text:list xml:id="list1153373320710494741" text:style-name="L1">
              <text:list-item>
                <text:p text:style-name="P5"><text:span text:style-name="T1">прием данных от типовых блоков и </text:span><text:span text:style-name="T2">Субмоделей</text:span><text:span text:style-name="T1">, внешних по отношению к данной;</text:span></text:p>
              </text:list-item>
              <text:list-item>
                <text:p text:style-name="P5"><text:span text:style-name="T1">передачу данных для преобразования типовыми блоками (или </text:span><text:span text:style-name="T2">Субмоделями</text:span><text:span text:style-name="T1">) внутренней структуры данной субмодели.</text:span></text:p>
              </text:list-item>
            </text:list>
            <text:p text:style-name="Text_20_body"><text:span text:style-name="T1">Количество блоков </text:span><text:span text:style-name="T2">Порт входа</text:span><text:span text:style-name="T1"> автоматически определяет количество входов в данную </text:span><text:span text:style-name="T2">Субмодель</text:span><text:span text:style-name="T1">. </text:span></text:p>
            <text:p text:style-name="Text_20_body">При закрытии внутреннего Схемного окна <text:span text:style-name="T3">автоматически</text:span> происходит "перерисовка" изображения данной <text:span text:style-name="T4">Субмодели</text:span>.</text:p>
            <text:p text:style-name="Text_20_body"><text:span text:style-name="T4">Порт входа</text:span> может обрабатывать как <text:span text:style-name="T4">скалярные</text:span>, так и <text:span text:style-name="T4">векторные</text:span> входные сигналы.</text:p>
            <text:p text:style-name="Text_20_body"><text:span text:style-name="T3">Примечание:</text:span> <text:s/>рекомендуется сразу же после переноса блока из <text:span text:style-name="T4">"Линейки" типовых блоков</text:span> в Схемное окно присвоить этому блоку "уникальное" имя: например, <text:span text:style-name="T3">Вход № 1</text:span>. Для указания имени порта соединения необходимо произвести двойной щелчок по блоку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рт входа МВТУ</dc:title>
    <dc:date>2014-12-01T18:30:39.95</dc:date>
    <meta:generator>OpenOffice/4.1.1$Win32 OpenOffice.org_project/411m6$Build-9775</meta:generator>
    <meta:editing-duration>PT2H13M9S</meta:editing-duration>
    <meta:editing-cycles>74</meta:editing-cycles>
    <meta:document-statistic meta:table-count="1" meta:image-count="2" meta:object-count="0" meta:page-count="1" meta:paragraph-count="14" meta:word-count="128" meta:character-count="929"/>
  </office:meta>
</office:document-meta>
</file>